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officeooo:paragraph-rsid="00095fef"/>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fo:language="en" fo:country="US" officeooo:rsid="00112fc6"/>
    </style:style>
    <style:style style:name="T9" style:family="text">
      <style:text-properties fo:language="en" fo:country="US" officeooo:rsid="00148494"/>
    </style:style>
    <style:style style:name="T10" style:family="text">
      <style:text-properties fo:language="en" fo:country="US" officeooo:rsid="0014e7d3"/>
    </style:style>
    <style:style style:name="T11"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text:span text:style-name="T2">Meanwhile, Sophie and her friends asked Suliman what happened to Howl, alarmed by his disappearance. They add to the team Heen, </text:span><text:span text:style-name="T3">a </text:span><text:span text:style-name="T2">human-dog that leaves willingly for Radme, where many of his human parts were spread by the Witch of the Waste, </text:span><text:span text:style-name="T3">that cursed him </text:span><text:span text:style-name="T2">a long time ago. </text:span><text:span text:style-name="T9">Suliman also gives to the Witch of the Waste a magic stick that allows her to walk easily.</text:span><text:span text:style-name="T2"> After rapidly refining their fighting skills, </text:span><text:span text:style-name="T9">landed i</text:span><text:span text:style-name="T8">n the other continent,</text:span><text:span text:style-name="T2"> they proceed </text:span><text:span text:style-name="T6">across</text:span><text:span text:style-name="T2"> </text:span><text:span text:style-name="T6">the roaring hills of </text:span><text:span text:style-name="T2">Radme. </text:span><text:span text:style-name="T8">T</text:span><text:span text:style-name="T2">here t</text:span><text:span text:style-name="T6">hey </text:span><text:span text:style-name="T2">find out how </text:span><text:span text:style-name="T6">the mud</text:span><text:span text:style-name="T2"> can be washed off with a long, </text:span><text:span text:style-name="T6">hot bath. </text:span><text:span text:style-name="T8">I</text:span><text:span text:style-name="T6">n fact, they defeat a slime monster in mines by throwing it into a hot spring, and after hours it reemerges human again, </text:span><text:span text:style-name="T8">as the old village chief</text:span><text:span text:style-name="T6">. Then</text:span><text:span text:style-name="T2"> they reach the capital, </text:span><text:span text:style-name="T6">where</text:span><text:span text:style-name="T2"> they meet Ben and the little </text:span><text:span text:style-name="T8">and</text:span><text:span text:style-name="T2"> </text:span><text:span text:style-name="T8">unrecognized</text:span><text:span text:style-name="T2"> Howl (the Witch of the Waste not</text:span><text:span text:style-name="T8">ic</text:span><text:span text:style-name="T2">es that he has a strange symbol on his neck). Eager to know what happened to their friend they infiltrate in the castle to interrogate the guards that </text:span><text:span text:style-name="T7">were with</text:span><text:span text:style-name="T2"> Howl when he was de</text:span><text:span text:style-name="T7">feated by Layton</text:span><text:span text:style-name="T2">. The soldiers tell them </text:span><text:span text:style-name="T7">about</text:span><text:span text:style-name="T2"> </text:span><text:span text:style-name="T10">the </text:span><text:span text:style-name="T2">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text:span><text:span text:style-name="T8">k</text:span><text:span text:style-name="T2">ing him on the neck, and how he now uses his </text:span><text:span text:style-name="T8">beautiful </text:span><text:span text:style-name="T2">experience as an ornament at the castle, he also says that wants to leave for Ingary, where he will defeat Suliman. The Witch of the Waste </text:span><text:span text:style-name="T8">understands and </text:span><text:span text:style-name="T2">reveals that the orphaned child in the capital could be Howl, and than the team heartened proceed to Layton’s fortress, beyond the swamps, where they recover the Howl’s experience. Returning to Cal </text:span><text:span text:style-name="T3">they cross the city fighting alongside </text:span><text:span text:style-name="T7">the resistance</text:span><text:span text:style-name="T3">,</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11">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7T16:14:52.936000000</dc:date>
    <meta:editing-duration>PT20M32S</meta:editing-duration>
    <meta:editing-cycles>11</meta:editing-cycles>
    <meta:generator>LibreOffice/6.1.2.1$Windows_X86_64 LibreOffice_project/65905a128db06ba48db947242809d14d3f9a93fe</meta:generator>
    <meta:document-statistic meta:table-count="1" meta:image-count="0" meta:object-count="0" meta:page-count="1" meta:paragraph-count="5" meta:word-count="642" meta:character-count="3637" meta:non-whitespace-character-count="3001"/>
    <meta:template xlink:type="simple" xlink:actuate="onRequest" xlink:title="" xlink:href="../MasterGameDesignDocument.odm" meta:date="2018-11-27T15:56:45.748000000"/>
  </office:meta>
</office:document-meta>
</file>